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2" style:family="graphic" style:parent-style-name="standard">
      <style:graphic-properties svg:stroke-color="#ffffff" draw:fill-color="#cccccc" draw:textarea-horizontal-align="justify" draw:textarea-vertical-align="middle" draw:auto-grow-height="false" fo:min-height="1.528cm" fo:min-width="7.628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a3238e" draw:fill="none" draw:textarea-vertical-align="middle"/>
    </style:style>
    <style:style style:name="gr6" style:family="graphic" style:parent-style-name="objectwithoutfill">
      <style:graphic-properties svg:stroke-color="#fff200" draw:fill="none" draw:textarea-vertical-align="middle"/>
    </style:style>
    <style:style style:name="gr7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72bf4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objectwithoutfill">
      <style:graphic-properties svg:stroke-color="#ffffff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13" style:family="graphic" style:parent-style-name="objectwithoutfill">
      <style:graphic-properties svg:stroke-color="#ffffff" draw:marker-start="Arrow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objectwithoutfill">
      <style:graphic-properties svg:stroke-color="#f58220" draw:fill="none" draw:textarea-vertical-align="middle"/>
    </style:style>
    <style:style style:name="gr16" style:family="graphic" style:parent-style-name="objectwithoutfill">
      <style:graphic-properties svg:stroke-color="#72bf44" draw:fill="none" draw:textarea-vertical-align="middle"/>
    </style:style>
    <style:style style:name="gr17" style:family="graphic" style:parent-style-name="objectwithoutfill">
      <style:graphic-properties svg:stroke-color="#ed1c24" draw:fill="none" draw:textarea-vertical-align="middle"/>
    </style:style>
    <style:style style:name="gr18" style:family="graphic" style:parent-style-name="standard">
      <style:graphic-properties svg:stroke-color="#ffffff" draw:fill-color="#cccccc" draw:textarea-horizontal-align="justify" draw:textarea-vertical-align="middle" draw:auto-grow-height="false" fo:min-height="1.528cm" fo:min-width="4.073cm"/>
    </style:style>
    <style:style style:name="gr19" style:family="graphic" style:parent-style-name="standard">
      <style:graphic-properties svg:stroke-color="#ffffff" draw:fill-color="#cccccc" draw:textarea-horizontal-align="justify" draw:textarea-vertical-align="middle" draw:auto-grow-height="false" fo:min-height="1.528cm" fo:min-width="2.803cm"/>
    </style:style>
    <style:style style:name="gr20" style:family="graphic" style:parent-style-name="objectwithoutfill">
      <style:graphic-properties draw:stroke="dash" draw:stroke-dash="Fine_20_Dashed"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-color="#72bf44"/>
      <style:paragraph-properties fo:text-align="center"/>
    </style:style>
    <style:style style:name="P8" style:family="paragraph">
      <style:text-properties fo:color="#ed1c24"/>
    </style:style>
    <style:style style:name="P9" style:family="paragraph">
      <loext:graphic-properties draw:fill="none" draw:fill-color="#ffffff"/>
      <style:text-properties fo:color="#ed1c24"/>
    </style:style>
    <style:style style:name="P10" style:family="paragraph">
      <style:text-properties fo:color="#72bf44"/>
    </style:style>
    <style:style style:name="P11" style:family="paragraph">
      <loext:graphic-properties draw:fill="none" draw:fill-color="#ffffff"/>
      <style:text-properties fo:color="#72bf44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text-properties fo:color="#cccccc"/>
    </style:style>
    <style:style style:name="P14" style:family="paragraph">
      <loext:graphic-properties draw:fill="none" draw:fill-color="#ffffff"/>
      <style:text-properties fo:color="#cccccc"/>
    </style:style>
    <style:style style:name="T1" style:family="text">
      <style:text-properties fo:color="#ed1c24"/>
    </style:style>
    <style:style style:name="T2" style:family="text">
      <style:text-properties fo:color="#72bf44"/>
    </style:style>
    <style:style style:name="T3" style:family="text">
      <style:text-properties fo:color="#cccccc"/>
    </style:style>
    <style:style style:name="T4" style:family="text">
      <style:text-properties fo:color="#000000" fo:background-color="#fff2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462cm" svg:height="1.17cm" svg:x="0.762cm" svg:y="1.116cm">
          <draw:text-box>
            <text:p>What date and time would you like to travel?</text:p>
          </draw:text-box>
        </draw:frame>
        <draw:custom-shape draw:style-name="gr2" draw:text-style-name="P3" draw:layer="layout" svg:width="8.128cm" svg:height="1.778cm" svg:x="2.794cm" svg:y="2.54cm">
          <text:p text:style-name="P2">2019-09-2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1.778cm" svg:x="12.446cm" svg:y="2.54cm">
          <text:p text:style-name="P2">3:00 P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3.462cm" svg:height="1.17cm" svg:x="0.762cm" svg:y="2.916cm">
          <draw:text-box>
            <text:p>The hourly air quality perdition for this day is </text:p>
          </draw:text-box>
        </draw:frame>
        <draw:path draw:style-name="gr4" draw:text-style-name="P5" draw:layer="layout" svg:width="9.224cm" svg:height="4.268cm" draw:transform="rotate (0.218689755274889) translate (7.34026068795319cm 5.78285293897874cm)" svg:viewBox="0 0 9225 4269" svg:d="M0 1875c415 32 832-179 1072-502 221-295 452-574 684-858 240-293 669-302 991-470 321-167 609 162 670 421 94 400 352 737 663 1009 315 276 718-15 989-125 342-139 724-305 1093-151 355 147 620 476 699 845 86 401 196 803 381 1169 157 309 415 621 772 738 360 117 718 238 1088 315l123 3">
          <text:p/>
        </draw:path>
        <draw:connector draw:style-name="gr5" draw:text-style-name="P5" draw:layer="layout" draw:type="line" svg:x1="6.783cm" svg:y1="4.925cm" svg:x2="19.459cm" svg:y2="4.877cm" svg:d="M6783 4925l12676-48" svg:viewBox="0 0 12677 49">
          <text:p/>
        </draw:connector>
        <draw:connector draw:style-name="gr6" draw:text-style-name="P5" draw:layer="layout" draw:type="line" svg:x1="6.783cm" svg:y1="6.225cm" svg:x2="19.459cm" svg:y2="6.177cm" svg:d="M6783 6225l12676-48" svg:viewBox="0 0 12677 49">
          <text:p/>
        </draw:connector>
        <draw:custom-shape draw:style-name="gr7" draw:text-style-name="P6" draw:layer="layout" svg:width="0.254cm" svg:height="0.254cm" svg:x="10.15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54cm" svg:height="0.254cm" svg:x="11.753cm" svg:y="6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4.206cm" svg:height="0.962cm" svg:x="6.642cm" svg:y="3.894cm">
          <draw:text-box>
            <text:p text:style-name="P8"><text:span text:style-name="T1">worst: 12 PM</text:span></text:p>
          </draw:text-box>
        </draw:frame>
        <draw:frame draw:style-name="gr9" draw:text-style-name="P11" draw:layer="layout" svg:width="3.537cm" svg:height="0.962cm" svg:x="10.922cm" svg:y="6.977cm">
          <draw:text-box>
            <text:p text:style-name="P10"><text:span text:style-name="T2">best: 3 PM</text:span></text:p>
          </draw:text-box>
        </draw:frame>
        <draw:frame draw:style-name="gr10" draw:text-style-name="P1" draw:layer="layout" svg:width="12.446cm" svg:height="1.016cm" svg:x="2.762cm" svg:y="9.016cm">
          <draw:text-box>
            <text:p>Friday in history</text:p>
          </draw:text-box>
        </draw:frame>
        <draw:frame draw:style-name="gr10" draw:text-style-name="P1" draw:layer="layout" svg:width="12.446cm" svg:height="1.016cm" svg:x="2.762cm" svg:y="11.416cm">
          <draw:text-box>
            <text:p>September in history</text:p>
          </draw:text-box>
        </draw:frame>
        <draw:frame draw:style-name="gr10" draw:text-style-name="P1" draw:layer="layout" svg:width="12.446cm" svg:height="1.016cm" svg:x="2.762cm" svg:y="13.616cm">
          <draw:text-box>
            <text:p>2019 in history</text:p>
          </draw:text-box>
        </draw:frame>
        <draw:path draw:style-name="gr11" draw:text-style-name="P5" draw:layer="layout" svg:width="8.606cm" svg:height="2.261cm" draw:transform="rotate (-0.319744318965361) translate (9.32280377111283cm 7.71928228906763cm)" svg:viewBox="0 0 8607 2262" svg:d="M0 2255c347 63 553-292 785-462 283-209 536-459 816-676 282-219 588-351 867-592 224-191 508-296 770-431 266-137 589-111 859-7 424 163 877 185 1315 300 288 76 586 103 883 139 330 40 664 75 996 101 333 26 670 9 1003 47l289 32 24-8">
          <text:p/>
        </draw:path>
        <draw:path draw:style-name="gr11" draw:text-style-name="P5" draw:layer="layout" svg:width="7.442cm" svg:height="5.313cm" draw:transform="rotate (0.59114301765048) translate (9.479376150826cm 11.8565581728877cm)" svg:viewBox="0 0 7443 5314" svg:d="M0 87c312-3 718-208 941 23 266 274-7 702 4 1074 16 566 657 331 932 423 434 146 1141-318 1360 132 198 406-87 908 23 1347 92 367 655 216 959 383 253 140 556 202 773 403 218 202 233 596 638 603 325 5 632 135 934 249 292 111 557 293 792 503l87 87">
          <text:p/>
        </draw:path>
        <draw:path draw:style-name="gr11" draw:text-style-name="P5" draw:layer="layout" svg:width="6.012cm" svg:height="2.046cm" draw:transform="rotate (0.463733982254893) translate (7.91527035673214cm 14.5945414603098cm)" svg:viewBox="0 0 6013 2047" svg:d="M0 4c276-11 552 3 828 12 288 8 598 47 807 268 193 204 387 417 623 581 288 199 589 378 839 634 221 226 523 355 808 485 299 136 633 19 935-44 352-73 716-28 1076-53l97 22">
          <text:p/>
        </draw:path>
        <draw:custom-shape draw:style-name="gr12" draw:text-style-name="P12" draw:layer="layout" svg:width="0.508cm" svg:height="0.508cm" svg:x="14.446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508cm" svg:height="0.508cm" svg:x="14.447cm" svg:y="12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508cm" svg:height="0.508cm" svg:x="13.948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2.754cm" svg:height="0.962cm" svg:x="7.842cm" svg:y="9.744cm">
          <draw:text-box>
            <text:p text:style-name="P13"><text:span text:style-name="T3">M</text:span><text:span text:style-name="T3">o</text:span><text:span text:style-name="T3">n</text:span><text:span text:style-name="T3">d</text:span><text:span text:style-name="T3">a</text:span><text:span text:style-name="T3">y</text:span></text:p>
          </draw:text-box>
        </draw:frame>
        <draw:frame draw:style-name="gr9" draw:text-style-name="P14" draw:layer="layout" svg:width="2.648cm" svg:height="0.962cm" svg:x="17.28cm" svg:y="9.798cm">
          <draw:text-box>
            <text:p text:style-name="P13"><text:span text:style-name="T3">S</text:span><text:span text:style-name="T3">u</text:span><text:span text:style-name="T3">n</text:span><text:span text:style-name="T3">d</text:span><text:span text:style-name="T3">a</text:span><text:span text:style-name="T3">y</text:span></text:p>
          </draw:text-box>
        </draw:frame>
        <draw:frame draw:style-name="gr9" draw:text-style-name="P14" draw:layer="layout" svg:width="2.754cm" svg:height="0.962cm" svg:x="8.858cm" svg:y="12.284cm">
          <draw:text-box>
            <text:p text:style-name="P13"><text:span text:style-name="T3">January</text:span></text:p>
          </draw:text-box>
        </draw:frame>
        <draw:frame draw:style-name="gr9" draw:text-style-name="P14" draw:layer="layout" svg:width="3.423cm" svg:height="0.962cm" svg:x="18.256cm" svg:y="12.284cm">
          <draw:text-box>
            <text:p text:style-name="P13"><text:span text:style-name="T3">December</text:span></text:p>
          </draw:text-box>
        </draw:frame>
        <draw:frame draw:style-name="gr9" draw:text-style-name="P14" draw:layer="layout" svg:width="1.907cm" svg:height="0.962cm" svg:x="6.826cm" svg:y="14.624cm">
          <draw:text-box>
            <text:p text:style-name="P13"><text:span text:style-name="T3">2012</text:span></text:p>
          </draw:text-box>
        </draw:frame>
        <draw:frame draw:style-name="gr9" draw:text-style-name="P14" draw:layer="layout" svg:width="1.907cm" svg:height="0.962cm" svg:x="14.456cm" svg:y="13.554cm">
          <draw:text-box>
            <text:p text:style-name="P13"><text:span text:style-name="T3">2019</text:span></text:p>
          </draw:text-box>
        </draw:frame>
        <draw:line draw:style-name="gr13" draw:text-style-name="P5" draw:layer="layout" svg:x1="12.492cm" svg:y1="4.856cm" svg:x2="12.492cm" svg:y2="6.08cm">
          <text:p/>
        </draw:line>
        <draw:frame draw:style-name="gr14" draw:text-style-name="P14" draw:layer="layout" svg:width="10.668cm" svg:height="1.673cm" svg:x="11.684cm" svg:y="3.894cm">
          <draw:text-box>
            <text:p text:style-name="P13"><text:span text:style-name="T3">Your selected time is </text:span><text:span text:style-name="T4">moderate</text:span></text:p>
          </draw:text-box>
        </draw:frame>
        <draw:connector draw:style-name="gr15" draw:text-style-name="P5" draw:layer="layout" draw:type="line" svg:x1="6.783cm" svg:y1="5.925cm" svg:x2="19.459cm" svg:y2="5.877cm" svg:d="M6783 5925l12676-48" svg:viewBox="0 0 12677 49">
          <text:p/>
        </draw:connector>
        <draw:connector draw:style-name="gr16" draw:text-style-name="P5" draw:layer="layout" draw:type="line" svg:x1="6.783cm" svg:y1="6.625cm" svg:x2="19.459cm" svg:y2="6.577cm" svg:d="M6783 6625l12676-48" svg:viewBox="0 0 12677 49">
          <text:p/>
        </draw:connector>
        <draw:connector draw:style-name="gr17" draw:text-style-name="P5" draw:layer="layout" draw:type="line" svg:x1="6.783cm" svg:y1="5.425cm" svg:x2="19.459cm" svg:y2="5.377cm" svg:d="M6783 5425l12676-48" svg:viewBox="0 0 12677 49">
          <text:p/>
        </draw:connector>
        <draw:frame draw:style-name="gr1" draw:text-style-name="P1" draw:layer="layout" svg:width="13.462cm" svg:height="1.17cm" svg:x="0.763cm" svg:y="0.217cm">
          <draw:text-box>
            <text:p>What date and time would you like to travel?</text:p>
          </draw:text-box>
        </draw:frame>
        <draw:custom-shape draw:style-name="gr18" draw:text-style-name="P3" draw:layer="layout" svg:width="4.573cm" svg:height="1.778cm" svg:x="14.6cm" svg:y="0.331cm">
          <text:p text:style-name="P2">2019-09-26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303cm" svg:height="1.778cm" svg:x="19.557cm" svg:y="0.331cm">
          <text:p text:style-name="P2">3:00 PM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0cm" svg:y1="2.54cm" svg:x2="27.686cm" svg:y2="2.54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08:37:40.019344396</meta:creation-date>
    <dc:date>2019-09-25T09:23:16.333316535</dc:date>
    <meta:editing-duration>PT35M14S</meta:editing-duration>
    <meta:editing-cycles>6</meta:editing-cycles>
    <meta:generator>LibreOffice/6.0.7.3$Linux_X86_64 LibreOffice_project/00m0$Build-3</meta:generator>
    <meta:document-statistic meta:object-count="60"/>
  </office:meta>
</office:document-meta>
</file>